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weight="bold"/>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start" style:justify-single-word="false"/>
      <style:text-properties fo:font-style="italic"/>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none"/>
    </style:style>
    <style:style style:name="T7" style:family="text">
      <style:text-properties fo:color="#000000" fo:font-style="normal" style:text-underline-style="none" style:font-style-asian="normal" style:font-style-complex="normal"/>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page%20web/gniii_game_v0.6.zip"><text:span text:style-name="T7">L'idée de conserver les archives de chaque nouvelle "sous-version" du GNIII GAME n'est pas venue de suite, par conséquent, les premières amorces du jeu ne sont pas disponibles, d'ou le démarrage à la version 0.2. </text:span></text:a></text:p>
      <text:p text:style-name="P1"><text:a xlink:type="simple" xlink:href="../page%20web/gniii_game_v0.6.zip"><text:span text:style-name="T5"/></text:a></text:p>
      <text:p text:style-name="P1"><text:a xlink:type="simple" xlink:href="../page%20web/gniii_game_v0.6.zip">V 1.0</text:a> – <text:span text:style-name="T1">25/10/2008</text:span></text:p>
      <text:p text:style-name="P3">-<text:span text:style-name="T4"> Finalisation du jeu à son état actuel.</text:span></text:p>
      <text:p text:style-name="P3"><text:span text:style-name="T4">- Ajout d'une icône à l'exécutable.</text:span></text:p>
      <text:p text:style-name="P3"><text:span text:style-name="T4">- Création d'un programme d'installation.</text:span></text:p>
      <text:p text:style-name="P2">VERSION FINALE DU GNIII GAME DANS SON ETAT ACTUEL.</text:p>
      <text:p text:style-name="P1">Le GNIII GAME, dans sa version 1.0, est un petit prototype de jeu avec 4 niveaux dont un boss final, des monstres à éliminer, des pièces et autres bonus à ramasser, quelques sons et des musiques d'ambiance. <text:span text:style-name="T8">Le jeu reste encore largement buggé à certains niveaux (principalement la gestion des collisions en saut). </text:span></text:p>
      <text:p text:style-name="P3">Il est extensible (autant de niveaux et de boss que l'ont veut) mais étant donné les bugs notamment au niveau des sauts, il restera dans avec un faible nombre de niveaux. En effet, les bugs avec les sauts rendent le parcours des niveaux parfois laborieux.</text:p>
      <text:p text:style-name="P3">Il n'y aura pas de nouvelle version en C. La prochaine version sera immédiatement la 2.0 (pas de versions intermédiaires) et programmée en C++, langage bien plus pratique pour les jeux avec la programmation orientée objet et utilisera une nouvelle librairie graphique plus récente, orientée objet et plus performante : la SFML. Elle verra, de plus, l'apparition des sprites officiels et probablement l'apparition du scrolling.</text:p>
      <text:p text:style-name="P1"><text:s/><text:a xlink:type="simple" xlink:href="../page%20web/gniii_game_v0.6.zip">V 0.6</text:a><text:a xlink:type="simple" xlink:href="../page%20web/gniii_game_v0.6.zip"><text:span text:style-name="T6"> </text:span></text:a>– <text:span text:style-name="T2">16/09/2008</text:span></text:p>
      <text:p text:style-name="P5">- Grosses restructurations au niveau interne (code) du jeu, système de gestion des monstres totalement revu, modifications par ci par la...<text:line-break/>- Système de gravité bien plus au point, souffrant encore de quelques bugs<text:line-break/>- Saut mis en place, mais avec des bugs (mauvaises retombées). La gestion des collisions en l'air reste buggée.<text:line-break/>- Implémentation d'un boss final lançant des racines carrées de manière aléatoire<text:line-break/>- Multi-niveaux en place<text:line-break/>- Il est désormais possible de prendre une capture d'écran (format BMP)<text:line-break/>- Arrangements, corrections et modifications diverses</text:p>
      <text:p text:style-name="P4"/>
      <text:p text:style-name="P1"><text:a xlink:type="simple" xlink:href="../page%20web/gniii_game_v0.5.zip">v 0.5</text:a> - <text:span text:style-name="T1">21/03/2008</text:span><text:line-break/><text:span text:style-name="T3">- Transformation complète de l'éditeur : fini les touches pour la sélection des objets ! Il y a désormais une barre d'inventaire. De plus il est possible de choisir la position de départ du personnage avec tests de possibilité, il est aussi impossible de sauvegarder un niveau sans position de départ.<text:line-break/>- Restructuration et modifications diverses du code<text:line-break/>- Implémentation de test de présence du fichier de niveaux<text:line-break/>- Changement des sprites : adieu Zelda, bonjour Mario ;) Sprites aux dimensions initialement prévues et plus adaptés à l'esprit du jeu, en attendant les vrais.<text:line-break/>- Système de gravité mis en place mais encore très bancal : le personnage chute s'il rencontre du vide ou si le sol disparait sous lui, et perd une vie s'il tombe jusqu'en bas. Néamoins les chutes ne marchent pas toujours (arrêt du personnage en plein ciel) et l'atterissage n'est pas bon (personnage enfoncé dans le sol).<text:line-break/>- Système multi-niveaux en place, mais images et niveaux non mis en place. Par conséquent, plusieurs niveaux seront accessibles uniquement dans la version 0.6, sur cette version, le multi-</text:span><text:soft-page-break/><text:span text:style-name="T3">niveaux a été désactivé.<text:line-break/>- Le nom du niveau s'affiche désormais dans la barre d'état.</text:span></text:p>
      <text:p text:style-name="P1"><text:a xlink:type="simple" xlink:href="../page%20web/gniii_game_v0.4.zip">v 0.4</text:a> - <text:span text:style-name="T1">23/01/2008</text:span><text:line-break/><text:span text:style-name="T3">- Gestion des collisions entre le personnage (statique et en mouvement) et les monstres entièrement opérationnelle.<text:line-break/>- Système d'attaque entièrement opérationnel<text:line-break/>- Création de l'écran "Commandes &amp; instructions" et modifications de l'écran d'accueil.<text:line-break/>- Nouvelle arme : jet enflammé. Plus d'infos à son sujet dans "Commandes &amp; instructions"<text:line-break/>- Optimisation très mineure. Il est possible également d'afficher le nombre de FPS (images par seconde) dans la barre d'état.<text:line-break/>- Modifications et restructurations diverses du code.<text:line-break/>- Retour de l'icone en haut à gauche de la fenêtre de jeu.<text:line-break/>- Quelques arrangements sur la barre d'état.<text:line-break/>- Sous l'état de croissance comparée, les monstres sont tués au contact. </text:span></text:p>
      <text:p text:style-name="P1"><text:a xlink:type="simple" xlink:href="../page%20web/gniii_game_v0.3.zip">v 0.3</text:a> - <text:span text:style-name="T1">12/01/2008</text:span><text:line-break/><text:span text:style-name="T3">- Gestion de la collision entre les monstres opérationnelle<text:line-break/>- Il est désormais possible d'attaquer sans maintenir la touche directionelle droite ou gauche enfoncée<text:line-break/>- Modifications diverses du code<text:line-break/>- Il est possible d'éliminer les monstres, mais le système est peu opérationnel. Pour l'instant, il faut rester sur place, maintenir la touche d'attaque enfoncée et attendre l'arrivée des monstres<text:line-break/>- Le personnage perd une vie lorsqu'il touche un monstre, étant lui même en mouvement. Système encore très bancal également. </text:span></text:p>
      <text:p text:style-name="P1"><text:a xlink:type="simple" xlink:href="../page%20web/gniii_game_v0.2.1.zip">v 0.2.1</text:a><text:line-break/><text:span text:style-name="T3">- Tortue de nouveau animée<text:line-break/>- Modifications mineures du code </text:span></text:p>
      <text:p text:style-name="P1"><text:a xlink:type="simple" xlink:href="../page%20web/gniii_game_v0.2.zip">v 0.2</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ureflex ApeX</meta:initial-creator>
    <meta:creation-date>2008-10-25T14:34:30</meta:creation-date>
    <dc:creator>Dureflex ApeX</dc:creator>
    <dc:date>2008-10-25T14:53:37</dc:date>
    <meta:editing-cycles>32</meta:editing-cycles>
    <meta:editing-duration>PT13M2S</meta:editing-duration>
    <meta:user-defined meta:name="Info 1"/>
    <meta:user-defined meta:name="Info 2"/>
    <meta:user-defined meta:name="Info 3"/>
    <meta:user-defined meta:name="Info 4"/>
    <meta:document-statistic meta:table-count="0" meta:image-count="0" meta:object-count="0" meta:page-count="2" meta:paragraph-count="16" meta:word-count="694" meta:character-count="4484"/>
  </office:meta>
</office:document-meta>
</file>